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font-weight="bold" officeooo:rsid="0016fa75" officeooo:paragraph-rsid="0016fa75" style:font-size-asian="12.25pt" style:font-weight-asian="bold" style:font-size-complex="14pt" style:font-weight-complex="bold"/>
    </style:style>
    <style:style style:name="P2" style:family="paragraph" style:parent-style-name="Standard">
      <style:text-properties fo:font-size="14pt" fo:font-weight="normal" officeooo:rsid="0016fa75" officeooo:paragraph-rsid="0016fa75" style:font-size-asian="12.25pt" style:font-weight-asian="normal" style:font-size-complex="14pt" style:font-weight-complex="normal"/>
    </style:style>
    <style:style style:name="P3" style:family="paragraph" style:parent-style-name="Standard">
      <style:text-properties fo:font-size="14pt" fo:font-weight="normal" officeooo:rsid="001ab4e0" officeooo:paragraph-rsid="001ab4e0" style:font-size-asian="12.25pt" style:font-weight-asian="normal" style:font-size-complex="14pt" style:font-weight-complex="normal"/>
    </style:style>
    <style:style style:name="P4" style:family="paragraph" style:parent-style-name="Standard">
      <style:text-properties fo:font-size="14pt" fo:font-weight="normal" officeooo:rsid="0017d433" officeooo:paragraph-rsid="0017d433" style:font-size-asian="12.25pt" style:font-weight-asian="normal" style:font-size-complex="14pt" style:font-weight-complex="normal"/>
    </style:style>
    <style:style style:name="P5" style:family="paragraph" style:parent-style-name="Standard">
      <style:text-properties fo:font-size="14pt" style:text-underline-style="solid" style:text-underline-width="auto" style:text-underline-color="font-color" fo:font-weight="bold" officeooo:rsid="0016fa75" officeooo:paragraph-rsid="0016fa75" style:font-size-asian="12.25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17a933" officeooo:paragraph-rsid="0017a933" style:font-size-asian="14pt" style:font-weight-asian="bold" style:font-size-complex="14pt" style:font-weight-complex="bold"/>
    </style:style>
    <style:style style:name="P7" style:family="paragraph" style:parent-style-name="Standard">
      <style:text-properties officeooo:paragraph-rsid="0018c4d2"/>
    </style:style>
    <style:style style:name="P8" style:family="paragraph" style:parent-style-name="Standard">
      <style:text-properties officeooo:rsid="001ab4e0" officeooo:paragraph-rsid="001ab4e0"/>
    </style:style>
    <style:style style:name="P9" style:family="paragraph" style:parent-style-name="Standard">
      <style:text-properties officeooo:paragraph-rsid="001ab4e0"/>
    </style:style>
    <style:style style:name="P10" style:family="paragraph" style:parent-style-name="Standard">
      <style:text-properties fo:font-size="12pt" fo:font-weight="normal" officeooo:rsid="0016fa75" officeooo:paragraph-rsid="0016fa75" style:font-size-asian="12pt" style:font-weight-asian="normal" style:font-size-complex="12pt" style:font-weight-complex="normal"/>
    </style:style>
    <style:style style:name="P11" style:family="paragraph" style:parent-style-name="Standard">
      <style:text-properties fo:font-size="12pt" fo:font-weight="normal" officeooo:rsid="001ab4e0" officeooo:paragraph-rsid="001ab4e0" style:font-size-asian="12pt" style:font-weight-asian="normal" style:font-size-complex="12pt" style:font-weight-complex="normal"/>
    </style:style>
    <style:style style:name="P12" style:family="paragraph" style:parent-style-name="Standard">
      <style:text-properties fo:font-size="12pt" fo:font-weight="normal" officeooo:rsid="0017d433" officeooo:paragraph-rsid="0017d433" style:font-size-asian="12pt" style:font-weight-asian="normal" style:font-size-complex="12pt" style:font-weight-complex="normal"/>
    </style:style>
    <style:style style:name="P13" style:family="paragraph" style:parent-style-name="Standard">
      <style:text-properties fo:font-size="12pt" fo:font-weight="normal" officeooo:rsid="0018c4d2" officeooo:paragraph-rsid="0018c4d2" style:font-size-asian="12pt" style:font-weight-asian="normal" style:font-size-complex="12pt" style:font-weight-complex="normal"/>
    </style:style>
    <style:style style:name="P14" style:family="paragraph" style:parent-style-name="Standard">
      <style:text-properties fo:font-size="12pt" officeooo:rsid="0017d433" officeooo:paragraph-rsid="0017d433" style:font-size-asian="12pt" style:font-size-complex="12pt"/>
    </style:style>
    <style:style style:name="P15" style:family="paragraph" style:parent-style-name="Standard">
      <style:text-properties fo:font-size="12pt" officeooo:rsid="0018c4d2" officeooo:paragraph-rsid="0018c4d2" style:font-size-asian="12pt" style:font-size-complex="12pt"/>
    </style:style>
    <style:style style:name="P16" style:family="paragraph" style:parent-style-name="Standard">
      <style:text-properties fo:font-size="12pt" fo:font-style="normal" officeooo:rsid="0018c4d2" officeooo:paragraph-rsid="0018c4d2" style:font-size-asian="12pt" style:font-style-asian="normal" style:font-size-complex="12pt" style:font-style-complex="normal"/>
    </style:style>
    <style:style style:name="P17" style:family="paragraph" style:parent-style-name="Standard">
      <style:text-properties fo:font-size="12pt" fo:font-weight="normal" officeooo:rsid="0016fa75" officeooo:paragraph-rsid="0016fa75" style:font-size-asian="12pt" style:font-weight-asian="normal" style:font-size-complex="12pt" style:font-weight-complex="normal"/>
    </style:style>
    <style:style style:name="P18" style:family="paragraph" style:parent-style-name="Standard">
      <style:text-properties fo:font-size="12pt" fo:font-style="normal" officeooo:rsid="0017d433" officeooo:paragraph-rsid="0017d433" style:font-size-asian="12pt" style:font-style-asian="normal" style:font-size-complex="12pt" style:font-style-complex="normal"/>
    </style:style>
    <style:style style:name="P19" style:family="paragraph" style:parent-style-name="Standard">
      <style:text-properties fo:font-variant="normal" fo:text-transform="none" fo:color="#000000" style:font-name="Liberation Serif" fo:font-size="12pt" fo:letter-spacing="normal" fo:font-style="normal" fo:font-weight="normal" officeooo:rsid="001ab4e0" officeooo:paragraph-rsid="001ab4e0" style:font-size-asian="12pt" style:font-size-complex="12pt"/>
    </style:style>
    <style:style style:name="P20" style:family="paragraph" style:parent-style-name="Standard">
      <style:text-properties fo:font-size="20pt" fo:font-weight="bold" officeooo:rsid="0016fa75" officeooo:paragraph-rsid="001ba518" style:font-size-asian="20pt" style:font-weight-asian="bold" style:font-size-complex="20pt" style:font-weight-complex="bold"/>
    </style:style>
    <style:style style:name="T1" style:family="text">
      <style:text-properties fo:color="#00cc33"/>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17a933" style:font-weight-asian="bold" style:font-weight-complex="bold"/>
    </style:style>
    <style:style style:name="T7" style:family="text">
      <style:text-properties officeooo:rsid="0017d433"/>
    </style:style>
    <style:style style:name="T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8c4d2" style:text-blinking="false" style:font-size-asian="12pt" style:font-size-complex="12pt"/>
    </style:style>
    <style:style style:name="T1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07c1" style:text-blinking="false" style:font-size-asian="12pt" style:font-size-complex="12pt"/>
    </style:style>
    <style:style style:name="T1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ab4e0" style:text-blinking="false" style:font-size-asian="12pt" style:font-size-complex="12pt"/>
    </style:style>
    <style:style style:name="T12" style:family="text">
      <style:text-properties fo:font-variant="normal" fo:text-transform="none" fo:color="#000000" style:font-name="Liberation Serif" fo:font-size="12pt" fo:letter-spacing="normal" fo:font-style="normal" fo:font-weight="normal"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1ab4e0" style:font-size-asian="12pt" style:font-size-complex="12pt"/>
    </style:style>
    <style:style style:name="T14" style:family="text">
      <style:text-properties fo:color="#000000" style:font-name="Liberation Serif"/>
    </style:style>
    <style:style style:name="T15" style:family="text">
      <style:text-properties fo:color="#000000" style:font-name="Liberation Serif" fo:font-size="12pt" fo:font-weight="normal" officeooo:rsid="0018c4d2" style:font-size-asian="12pt" style:font-weight-asian="normal" style:font-size-complex="12pt" style:font-weight-complex="normal"/>
    </style:style>
    <style:style style:name="T16" style:family="text">
      <style:text-properties officeooo:rsid="0018c4d2"/>
    </style:style>
    <style:style style:name="T17" style:family="text">
      <style:text-properties fo:font-size="12pt" style:font-size-asian="12pt" style:font-size-complex="12pt"/>
    </style:style>
    <style:style style:name="T18" style:family="text">
      <style:text-properties fo:font-size="12pt" officeooo:rsid="0017d433" style:font-size-asian="12pt" style:font-size-complex="12pt"/>
    </style:style>
    <style:style style:name="T19" style:family="text">
      <style:text-properties fo:font-size="12pt" officeooo:rsid="0018c4d2" style:font-size-asian="12pt" style:font-size-complex="12pt"/>
    </style:style>
    <style:style style:name="T20" style:family="text">
      <style:text-properties fo:font-size="12pt" officeooo:rsid="001907c1" style:font-size-asian="12pt" style:font-size-complex="12pt"/>
    </style:style>
    <style:style style:name="T21" style:family="text">
      <style:text-properties fo:font-size="12pt" fo:font-weight="normal" officeooo:rsid="0016fa75" style:font-size-asian="12pt" style:font-weight-asian="normal" style:font-size-complex="12pt" style:font-weight-complex="normal"/>
    </style:style>
    <style:style style:name="T22" style:family="text">
      <style:text-properties fo:font-size="12pt" fo:font-weight="normal" officeooo:rsid="0017d433" style:font-size-asian="12pt" style:font-weight-asian="normal" style:font-size-complex="12pt" style:font-weight-complex="normal"/>
    </style:style>
    <style:style style:name="T23" style:family="text">
      <style:text-properties fo:font-size="12pt" fo:font-weight="normal" officeooo:rsid="001ab4e0" style:font-size-asian="12pt" style:font-weight-asian="normal" style:font-size-complex="12pt" style:font-weight-complex="normal"/>
    </style:style>
    <style:style style:name="T24" style:family="text">
      <style:text-properties fo:font-size="12pt" fo:font-weight="normal" officeooo:rsid="0018c4d2" style:font-size-asian="12pt" style:font-weight-asian="normal" style:font-size-complex="12pt" style:font-weight-complex="normal"/>
    </style:style>
    <style:style style:name="T25" style:family="text">
      <style:text-properties fo:font-size="12pt" fo:font-style="italic" fo:font-weight="normal" officeooo:rsid="0017d433" style:font-size-asian="12pt" style:font-style-asian="italic" style:font-weight-asian="normal" style:font-size-complex="12pt" style:font-style-complex="italic" style:font-weight-complex="normal"/>
    </style:style>
    <style:style style:name="T26" style:family="text">
      <style:text-properties fo:font-size="12pt" fo:font-style="italic" style:font-size-asian="12pt" style:font-style-asian="italic" style:font-size-complex="12pt" style:font-style-complex="italic"/>
    </style:style>
    <style:style style:name="T27" style:family="text">
      <style:text-properties fo:font-size="12pt" fo:font-style="italic" officeooo:rsid="0017d433" style:font-size-asian="12pt" style:font-style-asian="italic" style:font-size-complex="12pt" style:font-style-complex="italic"/>
    </style:style>
    <style:style style:name="T28" style:family="text">
      <style:text-properties fo:font-size="12pt" fo:font-style="normal" officeooo:rsid="0017d433" style:font-size-asian="12pt" style:font-style-asian="normal" style:font-size-complex="12pt" style:font-style-complex="normal"/>
    </style:style>
    <style:style style:name="T29" style:family="text">
      <style:text-properties fo:font-size="12pt" fo:font-style="normal" officeooo:rsid="001ab4e0" style:font-size-asian="12pt" style:font-style-asian="normal" style:font-size-complex="12pt" style:font-style-complex="normal"/>
    </style:style>
    <style:style style:name="T30" style:family="text">
      <style:text-properties officeooo:rsid="001ba5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Borrador de Descripción de<text:span text:style-name="T30">l</text:span> <text:span text:style-name="T30">Proyecto</text:span>: </text:p>
      <text:p text:style-name="P20">Sistema <text:span text:style-name="T1">BitTorrent</text:span></text:p>
      <text:p text:style-name="P1"/>
      <text:p text:style-name="P10">El trabajo consiste en realizar una aplicación de <text:span text:style-name="T3">BitTorrent</text:span><text:span text:style-name="T7">[4]</text:span>, el cual consiste en un sistema de intercambio de archivos, de forma dinámica. </text:p>
      <text:p text:style-name="P10"/>
      <text:p text:style-name="P10">El usuarios que desee descargar un archivo (o conjunto de ellos) deberá obtener el archivo <text:span text:style-name="T2">.torrent</text:span> relacionado con los mismos, que da información sobre cuál servidor tiene información sobre la ubicación de usuarios con el archivo completamente descargado (<text:span text:style-name="T2">seeders</text:span>) y otros usuarios que están aun en proceso de descarga (<text:span text:style-name="T2">leechers</text:span>). De los primeros, puede obtener todas las partes que conforman al archivo, y de los segundos se pueden obtener algunas de ellas, pudiendo intercambiar partes de los archivos con los mismos.</text:p>
      <text:p text:style-name="P10">Una vez obtenida dicha información, el cliente pasa a realizar las conexiones directamente con dichos usuarios, siendo (aunque no completamente) una aplicación esencialmente P2P (<text:span text:style-name="T2">peer-to-peer</text:span>).</text:p>
      <text:p text:style-name="P10">Es importante notar que no sería un esquema eficiente el realizar toda la descarga desde un único <text:span text:style-name="T2">peer</text:span>, ya que, aunque sería la solución más sencilla, quedarían expuestas a varias falencias (de hardware, como el ancho de banda, o de software, debido a caidas de dicho peer). Por ende, es imprescindible realizar una coordinación entre los diversos pares, así como permitir un sistema de premios y castigos similares a los analizados en <text:span text:style-name="T3">Teoría de Juegos</text:span>, los cuales son pilares importantes en el estudio de este tipo de arquitecturas, dado que se fomenta que las descargas sean realizadas desde <text:span text:style-name="T2">leechers</text:span> y no únicamente desde <text:span text:style-name="T2">seeders</text:span> (puesto que estos desean descargar otros archivos, y esto puede disminuir el ancho de banda disponible). Dicho esquema se denomina <text:span text:style-name="T2">Tit-for-tat</text:span><text:span text:style-name="T4">[1]</text:span>, que busca obtener la <text:span text:style-name="T3">Eficiencia de Pareto</text:span>[2].</text:p>
      <text:p text:style-name="P10"/>
      <text:p text:style-name="P10">Una vez que un par (o <text:span text:style-name="T2">peer</text:span>) ha terminado de descargar un archivo, éste se lo informa al servidor que guarda la información de dicho <text:span text:style-name="T2">.torrent</text:span>, lo cual permite ser identificado como un <text:span text:style-name="T2">seeder</text:span> del cual puede descargarse dicho archivo.</text:p>
      <text:p text:style-name="P10"/>
      <text:p text:style-name="P10">En caso que se esté publicando un nuevo archivo, se genera el nuevo archivo <text:span text:style-name="T2">.torrent</text:span> con la dirección del servidor que vaya a guardar la información de dicho archivo (que muchas veces puede ser un servidor local creado, que contenga información de otros servidores de torrents), informándose en simultáneo como un <text:span text:style-name="T2">seeder</text:span> del mismo (o <text:span text:style-name="T2">seeder original</text:span>).</text:p>
      <text:p text:style-name="P10">Una vez que se termina la tarea y se cierra la aplicación, se informa al servidor de cada archivo <text:span text:style-name="T4">.torrent</text:span> que no se descarga ni suben más archivos, para que deje de tenerlo en cuenta como <text:span text:style-name="T2">seeder</text:span> o <text:span text:style-name="T2">leecher</text:span>, según el caso. Si la salida es realizada de forma inesperada (i.e. caída del ISP, caída de la aplicación, apagado de la máquina, etc...), las demás aplicaciones podrán ir informando de la falta de comunicación con dicho <text:span text:style-name="T2">peer</text:span>, con lo cual el servidor puede decidir eliminarlo de la lista (notar que si un usuario decide no subir datos, los demás usuarios decidirán compartirle pocos datos debido al sistema de premios y castigos mencionado anteriormente).</text:p>
      <text:p text:style-name="P10"/>
      <text:p text:style-name="P10">El objetivo del trabajo es la implementación de dicho sistema, inicialmente sencillo y escalándolo utilizando protocolos estudiados por las diversas organizaciones<text:span text:style-name="T7">[3]</text:span> que hoy en día permite al <text:span text:style-name="T3">BitTorrent</text:span> ser uno de los sistemas de intercambio de archivos más usados en el mundo, analizando cómo influye cada protocolo a mejorar (o afectar)</text:p>
      <text:p text:style-name="P10">los diversos aspectos de la arquitectura del sistema.</text:p>
      <text:p text:style-name="P10"/>
      <text:p text:style-name="P5"/>
      <text:p text:style-name="P5"/>
      <text:p text:style-name="P5"/>
      <text:p text:style-name="P5"><text:soft-page-break/>Referencias</text:p>
      <text:p text:style-name="P2"/>
      <text:p text:style-name="P10">[1] Tit-for-Tat (Toma y daca): Si una parte no cumple con su parte en favor del grupo, <text:s/>sino que actúa en su propio beneficio, debe ser castigado.</text:p>
      <text:p text:style-name="P3"><text:a xlink:type="simple" xlink:href="http://es.wikipedia.org/wiki/Toma_y_daca"><text:span text:style-name="T17">http://es.wikipedia.org/wiki/Toma_y_daca</text:span></text:a></text:p>
      <text:p text:style-name="P11"/>
      <text:p text:style-name="P10">[2] Pareto Efficiency: Dentro de un sistema, para que un punto mejore algún otro debe empeorar.</text:p>
      <text:p text:style-name="P8"><text:a xlink:type="simple" xlink:href="http://en.wikipedia.org/wiki/Pareto_efficiency"><text:span text:style-name="T21">http://en.wikipedia.org/wiki/Pareto_efficiency</text:span></text:a></text:p>
      <text:p text:style-name="P10">Combinando ambos términos, tenemos que, se premia aquellos que comparten archivos y se castiga a los que reducen la subida de archivos.</text:p>
      <text:p text:style-name="P10"/>
      <text:p text:style-name="P4"><text:span text:style-name="T17">[3] Organización de estudio de protocolos para BitTorrent: </text:span><text:a xlink:type="simple" xlink:href="http://bittorrent.org/"><text:span text:style-name="T17">http://bittorrent.org/</text:span></text:a><text:span text:style-name="T17">.</text:span></text:p>
      <text:p text:style-name="P12"/>
      <text:p text:style-name="P9"><text:span text:style-name="T21">[</text:span><text:span text:style-name="T22">4</text:span><text:span text:style-name="T21">] </text:span><text:span text:style-name="T25">Incentives Build Robustness in BitTorrent</text:span><text:span text:style-name="T22">, Bram Cohen, 2003. Fuente: BitTorrent.org, </text:span><text:a xlink:type="simple" xlink:href="http://www.bittorrent.org/bittorrentecon.pdf"><text:span text:style-name="T23">http://www.bittorrent.org/bittorrentecon.pdf</text:span></text:a><text:span text:style-name="T23">.</text:span></text:p>
      <text:p text:style-name="P12">En dicho paper se analiza las bases técnicas de un sistema de BitTorrent, resumidas en esta breve descripción.</text:p>
      <text:p text:style-name="P12"/>
      <text:p text:style-name="P9"><text:span text:style-name="T22">[5] </text:span><text:span text:style-name="T26">Do incentives build robustness in BitTorrent?</text:span><text:span text:style-name="T17"> </text:span><text:span text:style-name="T18">Fuente: Stanford University. </text:span><text:a xlink:type="simple" xlink:href="http://sing.stanford.edu/cs303-sp11/papers/BitTyrant.pdf"><text:span text:style-name="T18">http://sing.stanford.edu/cs303-sp11/papers/BitTyrant.pdf</text:span></text:a><text:span text:style-name="T18">.</text:span></text:p>
      <text:p text:style-name="P14">En este paper se analiza el problema principal de las aplicaciones P2P: que cada usuario viva <text:span text:style-name="T2">libremente</text:span><text:span text:style-name="T4">, sin contribuir al sistema, y como evitar que ésto suceda.</text:span></text:p>
      <text:p text:style-name="P18"/>
      <text:p text:style-name="P9"><text:span text:style-name="T18">[6] </text:span><text:span text:style-name="T27">THE BITTORRENT P2P FILE-SHARING SYSTEM: MEASUREMENTS AND ANALYSIS</text:span><text:span text:style-name="T28">. Fuente: </text:span><text:span text:style-name="T17">Department of Computer Science, Delft University of Technology, the Netherlands</text:span><text:span text:style-name="T28">. </text:span><text:a xlink:type="simple" xlink:href="http://www.ewi.tudelft.nl/over-de-faculteit/computer-science-engineering/"><text:span text:style-name="T29">http://www.ewi.tudelft.nl/over-de-faculteit/computer-science-engineering/</text:span></text:a><text:span text:style-name="T29"> </text:span></text:p>
      <text:p text:style-name="P16">Sistemas que rondan BitTorrent (motores de búsqueda) y mediciones realizadas con diversos clientes, y con algunas variantes de protocolos (como la implementación de aseguramente de integridad de los datos).</text:p>
      <text:p text:style-name="P16"/>
      <text:p text:style-name="P7"><text:span text:style-name="T24">[7] </text:span><text:span text:style-name="T17">Distributed Systems — Peer-to-Pee</text:span><text:span text:style-name="T19">r, </text:span><text:span text:style-name="T17">Allan Clark, School of Informatics University of Edinburgh. </text:span><text:span text:style-name="T19">Fuente: </text:span><text:a xlink:type="simple" xlink:href="http://www.inf.ed.ac.uk/teaching/courses/ds/handouts-2012-2013/part-6.pdf"><text:span text:style-name="T19">http://www.inf.ed.ac.uk/teaching/courses/ds/handouts-2012-2013/part-6.pdf</text:span></text:a></text:p>
      <text:p text:style-name="P15"><text:span text:style-name="T16">A</text:span>nálisis de distintos aspectos y conceptos de aplicaciones P2P.</text:p>
      <text:p text:style-name="P13"/>
      <text:p text:style-name="P6">Referencias de información de Middlewares para aplicaciones P2P y BitTorrent</text:p>
      <text:p text:style-name="P13">[8]Middleware and Distributed Systems, Peer-to-Peer Systems. Martin v. Löwis.</text:p>
      <text:p text:style-name="P9"><text:span text:style-name="T15">Fuente: </text:span><text:span text:style-name="T12">Operating Systems and Middleware Group at HPI. </text:span><text:a xlink:type="simple" xlink:href="https://www.dcl.hpi.uni-potsdam.de/teaching/mds/mds10_p2p.pdf">https://www.dcl.hpi.uni-potsdam.de/teaching/mds/mds10_p2p.pdf</text:a><text:span text:style-name="T13">.</text:span></text:p>
      <text:p text:style-name="P19"/>
      <text:p text:style-name="P13">[9] DISTRIBUTED HETEROGENEOUS </text:p>
      <text:p text:style-name="P9"><text:span text:style-name="T24">APPLICATIONS AND CORBA. Fuente: Linköping University, Department of Computer and Information Science. </text:span><text:a xlink:type="simple" xlink:href="https://www.ida.liu.se/~TDDD25/lecture-notes/lect4.frm.pdf"><text:span text:style-name="T23">https://www.ida.liu.se/~TDDD25/lecture-notes/lect4.frm.pdf</text:span></text:a><text:span text:style-name="T23">.</text:span></text:p>
      <text:p text:style-name="P13">Middleware Corba, y explicaciones para aplicaci<text:span text:style-name="T14">ones P2P.</text:span></text:p>
      <text:p text:style-name="P9"><text:span text:style-name="T15">[10] </text:span><text:span text:style-name="T8">Middleware for P2P architecture. </text:span><text:span text:style-name="T9">Fuente: </text:span><text:span text:style-name="T17">Donald Bren, School of Information &amp; Computer Science</text:span><text:span text:style-name="T10">. </text:span><text:a xlink:type="simple" xlink:href="http://www.ics.uci.edu/~cs237/Fpresentationslides2014/middlewarep2p.pptx">http://www.ics.uci.edu/~cs237/Fpresentationslides2014/middlewarep2p.pptx</text:a><text:span text:style-name="T11"> </text:span></text:p>
      <text:p text:style-name="P10"/>
      <text:p text:style-name="P2"><text:span text:style-name="T5">Librerías </text:span><text:span text:style-name="T6">encontradas</text:span>:</text:p>
      <text:p text:style-name="P2"><text:span text:style-name="T20">[11] </text:span><text:span text:style-name="T17">LibTorrent (librería en C++, con wrapper para Python): </text:span><text:a xlink:type="simple" xlink:href="http://libtorrent.org/"><text:span text:style-name="T17">http://libtorrent.org</text:span></text:a><text:span text:style-name="T17">.</text:span></text:p>
      <text:p text:style-name="P10"/>
      <text:p text:style-name="P2"><text:span text:style-name="T20">[12] </text:span><text:span text:style-name="T17">BitTornado (librería exclusivamente para Python): </text:span><text:a xlink:type="simple" xlink:href="http://www.bittornado.com/"><text:span text:style-name="T17">http://www.bittornado.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4T17:46:22.262154464</meta:creation-date>
    <dc:date>2015-04-07T15:17:22.173371144</dc:date>
    <meta:editing-duration>PT36M8S</meta:editing-duration>
    <meta:editing-cycles>5</meta:editing-cycles>
    <meta:generator>LibreOffice/4.2.7.2$Linux_X86_64 LibreOffice_project/420m0$Build-2</meta:generator>
    <meta:document-statistic meta:table-count="0" meta:image-count="0" meta:object-count="0" meta:page-count="2" meta:paragraph-count="36" meta:word-count="839" meta:character-count="6030" meta:non-whitespace-character-count="5220"/>
  </office:meta>
</office:document-meta>
</file>